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8pt" style:text-underline-style="solid" style:text-underline-width="auto" style:text-underline-color="font-color" fo:font-weight="bold" officeooo:rsid="000f8ff7" officeooo:paragraph-rsid="000f8ff7" style:font-size-asian="15.75pt" style:font-weight-asian="bold" style:font-size-complex="18pt" style:font-weight-complex="bold"/>
    </style:style>
    <style:style style:name="P2" style:family="paragraph" style:parent-style-name="Standard">
      <style:text-properties fo:font-size="13pt" style:text-underline-style="none" fo:font-weight="normal" officeooo:rsid="000f8ff7" officeooo:paragraph-rsid="000f8ff7" style:font-size-asian="11.3500003814697pt" style:font-weight-asian="normal" style:font-size-complex="13pt" style:font-weight-complex="normal"/>
    </style:style>
    <style:style style:name="P3" style:family="paragraph" style:parent-style-name="Standard">
      <style:text-properties officeooo:paragraph-rsid="000f8ff7"/>
    </style:style>
    <style:style style:name="P4" style:family="paragraph" style:parent-style-name="Text_20_body">
      <style:paragraph-properties fo:margin-top="0in" fo:margin-bottom="0.1965in" loext:contextual-spacing="false"/>
    </style:style>
    <style:style style:name="P5" style:family="paragraph" style:parent-style-name="Text_20_body">
      <loext:graphic-properties draw:fill="none"/>
      <style:paragraph-properties fo:margin-top="0in" fo:margin-bottom="0.1965in" loext:contextual-spacing="false" fo:background-color="transparent"/>
      <style:text-properties fo:font-size="15pt" fo:font-weight="bold" officeooo:rsid="001a2b1a" officeooo:paragraph-rsid="001a2b1a" style:font-size-asian="15pt" style:font-weight-asian="bold" style:font-size-complex="15pt" style:font-weight-complex="bold"/>
    </style:style>
    <style:style style:name="P6" style:family="paragraph" style:parent-style-name="Preformatted_20_Text">
      <style:paragraph-properties fo:margin-top="0in" fo:margin-bottom="0.1965in" loext:contextual-spacing="false"/>
    </style:style>
    <style:style style:name="P7" style:family="paragraph" style:parent-style-name="Preformatted_20_Text">
      <style:paragraph-properties fo:margin-top="0in" fo:margin-bottom="0.1965in" loext:contextual-spacing="false"/>
      <style:text-properties officeooo:paragraph-rsid="00102b91"/>
    </style:style>
    <style:style style:name="P8" style:family="paragraph" style:parent-style-name="Preformatted_20_Text">
      <style:paragraph-properties fo:margin-top="0in" fo:margin-bottom="0.1965in" loext:contextual-spacing="false"/>
      <style:text-properties officeooo:rsid="00102b91" officeooo:paragraph-rsid="00102b91"/>
    </style:style>
    <style:style style:name="P9" style:family="paragraph" style:parent-style-name="Preformatted_20_Text">
      <style:paragraph-properties fo:margin-top="0in" fo:margin-bottom="0.1965in" loext:contextual-spacing="false" fo:text-align="start" style:justify-single-word="false"/>
    </style:style>
    <style:style style:name="P10" style:family="paragraph" style:parent-style-name="Preformatted_20_Text">
      <style:paragraph-properties fo:margin-top="0in" fo:margin-bottom="0.1965in" loext:contextual-spacing="false"/>
      <style:text-properties fo:font-weight="normal" style:font-weight-asian="normal" style:font-weight-complex="normal"/>
    </style:style>
    <style:style style:name="P11" style:family="paragraph" style:parent-style-name="Preformatted_20_Text">
      <loext:graphic-properties draw:fill="none"/>
      <style:paragraph-properties fo:margin-top="0in" fo:margin-bottom="0.1965in" loext:contextual-spacing="false" fo:background-color="transparent"/>
      <style:text-properties officeooo:paragraph-rsid="001a2b1a"/>
    </style:style>
    <style:style style:name="P12" style:family="paragraph" style:parent-style-name="Preformatted_20_Text">
      <style:paragraph-properties fo:margin-top="0in" fo:margin-bottom="0.1965in" loext:contextual-spacing="false"/>
      <style:text-properties fo:font-weight="bold" style:font-weight-asian="bold" style:font-weight-complex="bold"/>
    </style:style>
    <style:style style:name="P13" style:family="paragraph" style:parent-style-name="Preformatted_20_Text">
      <style:paragraph-properties fo:margin-top="0in" fo:margin-bottom="0.1965in" loext:contextual-spacing="false" fo:text-align="start" style:justify-single-word="false"/>
      <style:text-properties fo:font-weight="bold" style:font-weight-asian="bold" style:font-weight-complex="bold"/>
    </style:style>
    <style:style style:name="P14" style:family="paragraph" style:parent-style-name="Preformatted_20_Text">
      <style:paragraph-properties fo:margin-top="0in" fo:margin-bottom="0.1965in" loext:contextual-spacing="false"/>
      <style:text-properties fo:font-size="13pt" style:text-underline-style="none" fo:font-weight="normal" officeooo:rsid="000f8ff7" officeooo:paragraph-rsid="00102b91" style:font-size-asian="11.3500003814697pt" style:font-weight-asian="normal" style:font-size-complex="13pt" style:font-weight-complex="normal"/>
    </style:style>
    <style:style style:name="P15" style:family="paragraph" style:parent-style-name="Text_20_body">
      <loext:graphic-properties draw:fill="none"/>
      <style:paragraph-properties fo:margin-left="0in" fo:margin-right="0in" fo:margin-top="0in" fo:margin-bottom="0.1965in" loext:contextual-spacing="false" fo:text-indent="0in" style:auto-text-indent="false" fo:background-color="transparent"/>
      <style:text-properties officeooo:paragraph-rsid="001a2b1a"/>
    </style:style>
    <style:style style:name="P16" style:family="paragraph" style:parent-style-name="Preformatted_20_Text">
      <style:paragraph-properties fo:text-align="start" style:justify-single-word="false"/>
    </style:style>
    <style:style style:name="P17" style:family="paragraph" style:parent-style-name="Preformatted_20_Text" style:master-page-name="">
      <loext:graphic-properties draw:fill="none"/>
      <style:paragraph-properties fo:margin-left="0in" fo:margin-right="0in" fo:margin-top="0in" fo:margin-bottom="0.1965in" loext:contextual-spacing="false" fo:text-indent="0.25in" style:auto-text-indent="false" style:page-number="auto" fo:background-color="transparent">
        <style:tab-stops>
          <style:tab-stop style:position="0.25in"/>
        </style:tab-stops>
      </style:paragraph-properties>
      <style:text-properties officeooo:paragraph-rsid="00102b91"/>
    </style:style>
    <style:style style:name="P18" style:family="paragraph" style:parent-style-name="Preformatted_20_Text">
      <loext:graphic-properties draw:fill="none"/>
      <style:paragraph-properties fo:margin-left="0in" fo:margin-right="0in" fo:margin-top="0in" fo:margin-bottom="0.1965in" loext:contextual-spacing="false" fo:text-indent="0.25in" style:auto-text-indent="false" fo:background-color="transparent">
        <style:tab-stops>
          <style:tab-stop style:position="0.25in"/>
        </style:tab-stops>
      </style:paragraph-properties>
      <style:text-properties officeooo:paragraph-rsid="00102b91"/>
    </style:style>
    <style:style style:name="P19" style:family="paragraph" style:parent-style-name="Preformatted_20_Text">
      <loext:graphic-properties draw:fill="none"/>
      <style:paragraph-properties fo:margin-left="0in" fo:margin-right="0in" fo:margin-top="0in" fo:margin-bottom="0.1965in" loext:contextual-spacing="false" fo:text-indent="0.25in" style:auto-text-indent="false" fo:background-color="transparent">
        <style:tab-stops>
          <style:tab-stop style:position="0.25in"/>
        </style:tab-stops>
      </style:paragraph-properties>
      <style:text-properties fo:font-weight="bold" officeooo:paragraph-rsid="00102b91" style:font-weight-asian="bold" style:font-weight-complex="bold"/>
    </style:style>
    <style:style style:name="P20" style:family="paragraph" style:parent-style-name="Preformatted_20_Text" style:master-page-name="">
      <loext:graphic-properties draw:fill="none"/>
      <style:paragraph-properties fo:margin-left="0.75in" fo:margin-right="0in" fo:margin-top="0in" fo:margin-bottom="0.1965in" loext:contextual-spacing="false" fo:text-indent="0in" style:auto-text-indent="false" style:page-number="auto" fo:background-color="transparent"/>
    </style:style>
    <style:style style:name="P21" style:family="paragraph" style:parent-style-name="Preformatted_20_Text" style:master-page-name="">
      <loext:graphic-properties draw:fill="none"/>
      <style:paragraph-properties fo:margin-left="0.75in" fo:margin-right="0in" fo:margin-top="0in" fo:margin-bottom="0.1965in" loext:contextual-spacing="false" fo:text-indent="0in" style:auto-text-indent="false" style:page-number="auto" fo:background-color="transparent"/>
      <style:text-properties officeooo:paragraph-rsid="001a2b1a"/>
    </style:style>
    <style:style style:name="P22" style:family="paragraph" style:parent-style-name="Preformatted_20_Text">
      <loext:graphic-properties draw:fill="none"/>
      <style:paragraph-properties fo:margin-left="0.75in" fo:margin-right="0in" fo:margin-top="0in" fo:margin-bottom="0.1965in" loext:contextual-spacing="false" fo:text-indent="0in" style:auto-text-indent="false" fo:background-color="transparent"/>
    </style:style>
    <style:style style:name="P23" style:family="paragraph" style:parent-style-name="Preformatted_20_Text">
      <loext:graphic-properties draw:fill="none"/>
      <style:paragraph-properties fo:margin-left="0.75in" fo:margin-right="0in" fo:margin-top="0in" fo:margin-bottom="0.1965in" loext:contextual-spacing="false" fo:text-indent="0in" style:auto-text-indent="false" fo:background-color="transparent"/>
      <style:text-properties fo:font-size="15pt" fo:font-weight="bold" officeooo:rsid="001a2b1a" officeooo:paragraph-rsid="001a2b1a" style:font-size-asian="15pt" style:font-weight-asian="bold" style:font-size-complex="15pt" style:font-weight-complex="bold"/>
    </style:style>
    <style:style style:name="P24" style:family="paragraph" style:parent-style-name="Preformatted_20_Text">
      <loext:graphic-properties draw:fill="none"/>
      <style:paragraph-properties fo:margin-left="0.75in" fo:margin-right="0in" fo:margin-top="0in" fo:margin-bottom="0.1965in" loext:contextual-spacing="false" fo:text-align="start" style:justify-single-word="false" fo:text-indent="0in" style:auto-text-indent="false" fo:background-color="transparent"/>
      <style:text-properties fo:font-size="15pt" fo:font-weight="bold" officeooo:rsid="001a2b1a" officeooo:paragraph-rsid="001a2b1a" style:font-size-asian="15pt" style:font-weight-asian="bold" style:font-size-complex="15pt" style:font-weight-complex="bold"/>
    </style:style>
    <style:style style:name="P25" style:family="paragraph" style:parent-style-name="Preformatted_20_Text">
      <loext:graphic-properties draw:fill="none"/>
      <style:paragraph-properties fo:margin-left="0.75in" fo:margin-right="0in" fo:margin-top="0in" fo:margin-bottom="0.1965in" loext:contextual-spacing="false" fo:text-indent="0in" style:auto-text-indent="false" fo:background-color="transparent"/>
      <style:text-properties officeooo:paragraph-rsid="001a2b1a"/>
    </style:style>
    <style:style style:name="P26" style:family="paragraph" style:parent-style-name="Preformatted_20_Text">
      <loext:graphic-properties draw:fill="none"/>
      <style:paragraph-properties fo:margin-left="0.75in" fo:margin-right="0in" fo:margin-top="0in" fo:margin-bottom="0.1965in" loext:contextual-spacing="false" fo:text-indent="0in" style:auto-text-indent="false" fo:background-color="transparent"/>
      <style:text-properties fo:font-size="12pt" officeooo:paragraph-rsid="001a2b1a" style:font-size-asian="12pt" style:font-size-complex="12pt"/>
    </style:style>
    <style:style style:name="P27" style:family="paragraph" style:parent-style-name="Preformatted_20_Text">
      <loext:graphic-properties draw:fill="none"/>
      <style:paragraph-properties fo:margin-left="0.75in" fo:margin-right="0in" fo:margin-top="0in" fo:margin-bottom="0.1965in" loext:contextual-spacing="false" fo:text-indent="0in" style:auto-text-indent="false" fo:background-color="transparent"/>
      <style:text-properties fo:font-size="12pt" fo:font-weight="bold" officeooo:rsid="001a2b1a" officeooo:paragraph-rsid="001a2b1a" style:font-size-asian="12pt" style:font-weight-asian="bold" style:font-size-complex="12pt" style:font-weight-complex="bold"/>
    </style:style>
    <style:style style:name="P28" style:family="paragraph" style:parent-style-name="Preformatted_20_Text">
      <loext:graphic-properties draw:fill="none"/>
      <style:paragraph-properties fo:margin-left="0.75in" fo:margin-right="0in" fo:margin-top="0in" fo:margin-bottom="0.1965in" loext:contextual-spacing="false" fo:text-indent="0in" style:auto-text-indent="false" fo:background-color="transparent"/>
      <style:text-properties fo:font-size="12pt" fo:font-weight="bold" officeooo:rsid="002317c8" officeooo:paragraph-rsid="002317c8" style:font-size-asian="12pt" style:font-weight-asian="bold" style:font-size-complex="12pt" style:font-weight-complex="bold"/>
    </style:style>
    <style:style style:name="P29" style:family="paragraph" style:parent-style-name="Preformatted_20_Text">
      <loext:graphic-properties draw:fill="none"/>
      <style:paragraph-properties fo:margin-left="0.75in" fo:margin-right="0in" fo:margin-top="0in" fo:margin-bottom="0.1965in" loext:contextual-spacing="false" fo:text-indent="0in" style:auto-text-indent="false" fo:background-color="transparent"/>
      <style:text-properties fo:font-size="12pt" fo:font-weight="normal" officeooo:rsid="001a2b1a" officeooo:paragraph-rsid="001a2b1a" style:font-size-asian="12pt" style:font-weight-asian="normal" style:font-size-complex="12pt" style:font-weight-complex="normal"/>
    </style:style>
    <style:style style:name="P30" style:family="paragraph" style:parent-style-name="Preformatted_20_Text">
      <loext:graphic-properties draw:fill="none"/>
      <style:paragraph-properties fo:margin-left="0.75in" fo:margin-right="0in" fo:margin-top="0in" fo:margin-bottom="0.1965in" loext:contextual-spacing="false" fo:text-indent="0in" style:auto-text-indent="false" fo:background-color="transparent"/>
      <style:text-properties fo:font-weight="bold" officeooo:paragraph-rsid="001a2b1a" style:font-weight-asian="bold" style:font-weight-complex="bold"/>
    </style:style>
    <style:style style:name="P31" style:family="paragraph" style:parent-style-name="Standard" style:list-style-name="L1">
      <style:text-properties fo:font-size="18pt" style:text-underline-style="solid" style:text-underline-width="auto" style:text-underline-color="font-color" fo:font-weight="bold" officeooo:rsid="00132999" officeooo:paragraph-rsid="00132999" style:font-size-asian="15.75pt" style:font-weight-asian="bold" style:font-size-complex="18pt" style:font-weight-complex="bold"/>
    </style:style>
    <style:style style:name="P32" style:family="paragraph" style:parent-style-name="Standard" style:list-style-name="L2">
      <style:text-properties officeooo:paragraph-rsid="000f8ff7"/>
    </style:style>
    <style:style style:name="P33" style:family="paragraph" style:parent-style-name="Standard" style:list-style-name="L2">
      <style:text-properties fo:font-size="13pt" style:text-underline-style="none" fo:font-weight="normal" officeooo:rsid="000f8ff7" officeooo:paragraph-rsid="000f8ff7" style:font-size-asian="11.3500003814697pt" style:font-weight-asian="normal" style:font-size-complex="13pt" style:font-weight-complex="normal"/>
    </style:style>
    <style:style style:name="P34" style:family="paragraph" style:parent-style-name="Text_20_body" style:list-style-name="">
      <loext:graphic-properties draw:fill="none"/>
      <style:paragraph-properties fo:margin-left="0.5in" fo:margin-right="0in" fo:margin-top="0in" fo:margin-bottom="0.1965in" loext:contextual-spacing="false" fo:text-indent="0.25in" style:auto-text-indent="false" fo:background-color="transparent">
        <style:tab-stops>
          <style:tab-stop style:position="0.25in"/>
        </style:tab-stops>
      </style:paragraph-properties>
      <style:text-properties fo:font-size="15pt" fo:font-weight="bold" officeooo:paragraph-rsid="00102b91" style:font-size-asian="15pt" style:font-weight-asian="bold" style:font-size-complex="15pt" style:font-weight-complex="bold"/>
    </style:style>
    <style:style style:name="P35" style:family="paragraph" style:parent-style-name="Text_20_body" style:list-style-name="">
      <loext:graphic-properties draw:fill="none"/>
      <style:paragraph-properties fo:margin-left="0.5in" fo:margin-right="0in" fo:margin-top="0in" fo:margin-bottom="0.1965in" loext:contextual-spacing="false" fo:text-indent="0.25in" style:auto-text-indent="false" fo:background-color="transparent">
        <style:tab-stops>
          <style:tab-stop style:position="0.25in"/>
        </style:tab-stops>
      </style:paragraph-properties>
      <style:text-properties fo:font-size="15pt" fo:font-weight="bold" officeooo:paragraph-rsid="0017abd1" style:font-size-asian="15pt" style:font-weight-asian="bold" style:font-size-complex="15pt" style:font-weight-complex="bold"/>
    </style:style>
    <style:style style:name="P36" style:family="paragraph" style:parent-style-name="Text_20_body" style:list-style-name="">
      <loext:graphic-properties draw:fill="none"/>
      <style:paragraph-properties fo:margin-left="0.5in" fo:margin-right="0in" fo:margin-top="0in" fo:margin-bottom="0.1965in" loext:contextual-spacing="false" fo:text-indent="0.25in" style:auto-text-indent="false" fo:background-color="transparent">
        <style:tab-stops>
          <style:tab-stop style:position="0.25in"/>
        </style:tab-stops>
      </style:paragraph-properties>
      <style:text-properties officeooo:paragraph-rsid="00102b91"/>
    </style:style>
    <style:style style:name="P37" style:family="paragraph" style:parent-style-name="Text_20_body" style:list-style-name="">
      <loext:graphic-properties draw:fill="none"/>
      <style:paragraph-properties fo:margin-left="0.5in" fo:margin-right="0in" fo:margin-top="0in" fo:margin-bottom="0.1965in" loext:contextual-spacing="false" fo:text-indent="0.25in" style:auto-text-indent="false" fo:background-color="transparent">
        <style:tab-stops>
          <style:tab-stop style:position="0.25in"/>
        </style:tab-stops>
      </style:paragraph-properties>
      <style:text-properties officeooo:rsid="0017abd1" officeooo:paragraph-rsid="0017abd1"/>
    </style:style>
    <style:style style:name="P38" style:family="paragraph" style:parent-style-name="Text_20_body">
      <style:paragraph-properties fo:margin-top="0in" fo:margin-bottom="0.1965in" loext:contextual-spacing="false"/>
    </style:style>
    <style:style style:name="P39" style:family="paragraph" style:parent-style-name="Text_20_body">
      <style:paragraph-properties fo:margin-top="0in" fo:margin-bottom="0.1965in" loext:contextual-spacing="false"/>
      <style:text-properties officeooo:paragraph-rsid="002a3af9"/>
    </style:style>
    <style:style style:name="P40" style:family="paragraph" style:parent-style-name="Heading_20_2" style:list-style-name="L5">
      <style:paragraph-properties fo:margin-top="0in" fo:margin-bottom="0.1965in" loext:contextual-spacing="false"/>
    </style:style>
    <style:style style:name="P41" style:family="paragraph" style:parent-style-name="Heading_20_2" style:list-style-name="L6">
      <style:paragraph-properties fo:margin-top="0in" fo:margin-bottom="0.1965in" loext:contextual-spacing="false" fo:text-align="start" style:justify-single-word="false"/>
      <style:text-properties fo:font-weight="bold" style:font-weight-asian="bold" style:font-weight-complex="bold"/>
    </style:style>
    <style:style style:name="P42" style:family="paragraph" style:parent-style-name="Heading_20_2" style:list-style-name="L7">
      <style:paragraph-properties fo:margin-top="0in" fo:margin-bottom="0.1965in" loext:contextual-spacing="false"/>
    </style:style>
    <style:style style:name="P43" style:family="paragraph" style:parent-style-name="Heading_20_2" style:list-style-name="L8">
      <style:paragraph-properties fo:margin-top="0in" fo:margin-bottom="0.1965in" loext:contextual-spacing="false"/>
    </style:style>
    <style:style style:name="P44" style:family="paragraph" style:parent-style-name="Heading_20_2" style:list-style-name="L9">
      <loext:graphic-properties draw:fill="none"/>
      <style:paragraph-properties fo:margin-top="0in" fo:margin-bottom="0.1965in" loext:contextual-spacing="false" fo:background-color="transparent"/>
      <style:text-properties fo:font-size="15pt" fo:font-weight="bold" officeooo:rsid="001a2b1a" officeooo:paragraph-rsid="001a2b1a" style:font-size-asian="15pt" style:font-weight-asian="bold" style:font-size-complex="15pt" style:font-weight-complex="bold"/>
    </style:style>
    <style:style style:name="P45" style:family="paragraph" style:parent-style-name="Heading_20_2" style:list-style-name="L14">
      <style:paragraph-properties fo:margin-top="0in" fo:margin-bottom="0.1965in" loext:contextual-spacing="false"/>
    </style:style>
    <style:style style:name="P46" style:family="paragraph" style:parent-style-name="Preformatted_20_Text">
      <style:text-properties officeooo:paragraph-rsid="00295c66"/>
    </style:style>
    <style:style style:name="P47" style:family="paragraph" style:parent-style-name="Preformatted_20_Text">
      <style:text-properties fo:font-weight="bold" style:font-weight-asian="bold" style:font-weight-complex="bold"/>
    </style:style>
    <style:style style:name="P48" style:family="paragraph" style:parent-style-name="Preformatted_20_Text">
      <style:paragraph-properties fo:margin-top="0in" fo:margin-bottom="0.1965in" loext:contextual-spacing="false"/>
    </style:style>
    <style:style style:name="P49" style:family="paragraph" style:parent-style-name="Preformatted_20_Text" style:list-style-name="L3">
      <loext:graphic-properties draw:fill="none"/>
      <style:paragraph-properties fo:margin-top="0in" fo:margin-bottom="0.1965in" loext:contextual-spacing="false" fo:background-color="transparent">
        <style:tab-stops>
          <style:tab-stop style:position="0.25in"/>
        </style:tab-stops>
      </style:paragraph-properties>
      <style:text-properties officeooo:paragraph-rsid="00102b91"/>
    </style:style>
    <style:style style:name="P50" style:family="paragraph" style:parent-style-name="Preformatted_20_Text" style:list-style-name="L3">
      <loext:graphic-properties draw:fill="none"/>
      <style:paragraph-properties fo:margin-top="0in" fo:margin-bottom="0.1965in" loext:contextual-spacing="false" fo:background-color="transparent">
        <style:tab-stops>
          <style:tab-stop style:position="0.25in"/>
        </style:tab-stops>
      </style:paragraph-properties>
      <style:text-properties officeooo:paragraph-rsid="0014de79"/>
    </style:style>
    <style:style style:name="P51" style:family="paragraph" style:parent-style-name="Preformatted_20_Text">
      <style:paragraph-properties fo:margin-top="0in" fo:margin-bottom="0.1965in" loext:contextual-spacing="false"/>
      <style:text-properties fo:font-weight="bold" style:font-weight-asian="bold" style:font-weight-complex="bold"/>
    </style:style>
    <style:style style:name="P52" style:family="paragraph" style:parent-style-name="Preformatted_20_Text" style:list-style-name="L3">
      <loext:graphic-properties draw:fill="none"/>
      <style:paragraph-properties fo:margin-top="0in" fo:margin-bottom="0.1965in" loext:contextual-spacing="false" fo:background-color="transparent">
        <style:tab-stops>
          <style:tab-stop style:position="0.25in"/>
        </style:tab-stops>
      </style:paragraph-properties>
      <style:text-properties fo:font-weight="bold" officeooo:paragraph-rsid="00102b91" style:font-weight-asian="bold" style:font-weight-complex="bold"/>
    </style:style>
    <style:style style:name="P53" style:family="paragraph" style:parent-style-name="Preformatted_20_Text" style:list-style-name="L6">
      <style:paragraph-properties fo:margin-top="0in" fo:margin-bottom="0.1965in" loext:contextual-spacing="false" fo:text-align="start" style:justify-single-word="false"/>
      <style:text-properties fo:font-weight="bold" style:font-weight-asian="bold" style:font-weight-complex="bold"/>
    </style:style>
    <style:style style:name="P54" style:family="paragraph" style:parent-style-name="Preformatted_20_Text" style:list-style-name="L5">
      <style:paragraph-properties fo:margin-top="0in" fo:margin-bottom="0.1965in" loext:contextual-spacing="false"/>
    </style:style>
    <style:style style:name="P55" style:family="paragraph" style:parent-style-name="Preformatted_20_Text" style:list-style-name="L3">
      <loext:graphic-properties draw:fill="none"/>
      <style:paragraph-properties fo:margin-top="0in" fo:margin-bottom="0.1965in" loext:contextual-spacing="false" fo:background-color="transparent">
        <style:tab-stops>
          <style:tab-stop style:position="0.25in"/>
        </style:tab-stops>
      </style:paragraph-properties>
      <style:text-properties officeooo:rsid="00102b91" officeooo:paragraph-rsid="00102b91"/>
    </style:style>
    <style:style style:name="P56" style:family="paragraph" style:parent-style-name="Preformatted_20_Text" style:list-style-name="L3">
      <loext:graphic-properties draw:fill="none"/>
      <style:paragraph-properties fo:margin-top="0in" fo:margin-bottom="0.1965in" loext:contextual-spacing="false" fo:background-color="transparent">
        <style:tab-stops>
          <style:tab-stop style:position="0.25in"/>
        </style:tab-stops>
      </style:paragraph-properties>
      <style:text-properties officeooo:rsid="00102b91" officeooo:paragraph-rsid="0014de79"/>
    </style:style>
    <style:style style:name="P57" style:family="paragraph" style:parent-style-name="Preformatted_20_Text" style:list-style-name="L6">
      <style:paragraph-properties fo:margin-top="0in" fo:margin-bottom="0.1965in" loext:contextual-spacing="false" fo:text-align="start" style:justify-single-word="false"/>
    </style:style>
    <style:style style:name="P58" style:family="paragraph" style:parent-style-name="Preformatted_20_Text">
      <style:paragraph-properties fo:margin-top="0in" fo:margin-bottom="0.1965in" loext:contextual-spacing="false"/>
      <style:text-properties fo:font-size="13pt" fo:font-weight="bold" style:font-size-asian="13pt" style:font-weight-asian="bold" style:font-size-complex="13pt" style:font-weight-complex="bold"/>
    </style:style>
    <style:style style:name="P59" style:family="paragraph" style:parent-style-name="Preformatted_20_Text" style:list-style-name="L3">
      <loext:graphic-properties draw:fill="none"/>
      <style:paragraph-properties fo:margin-top="0in" fo:margin-bottom="0.1965in" loext:contextual-spacing="false" fo:background-color="transparent" fo:padding="0.0291in" fo:border-left="none" fo:border-right="none" fo:border-top="none" fo:border-bottom="0.06pt solid #000000" style:join-border="false">
        <style:tab-stops>
          <style:tab-stop style:position="0.25in"/>
        </style:tab-stops>
      </style:paragraph-properties>
      <style:text-properties officeooo:paragraph-rsid="00102b91"/>
    </style:style>
    <style:style style:name="P60" style:family="paragraph" style:parent-style-name="Preformatted_20_Text" style:list-style-name="">
      <loext:graphic-properties draw:fill="none"/>
      <style:paragraph-properties fo:margin-left="0.5in" fo:margin-right="0in" fo:margin-top="0in" fo:margin-bottom="0.1965in" loext:contextual-spacing="false" fo:text-indent="0.25in" style:auto-text-indent="false" fo:background-color="transparent">
        <style:tab-stops>
          <style:tab-stop style:position="0.25in"/>
        </style:tab-stops>
      </style:paragraph-properties>
      <style:text-properties fo:font-size="15pt" officeooo:paragraph-rsid="00102b91" style:font-size-asian="15pt" style:font-size-complex="15pt"/>
    </style:style>
    <style:style style:name="P61" style:family="paragraph" style:parent-style-name="Preformatted_20_Text" style:list-style-name="">
      <loext:graphic-properties draw:fill="none"/>
      <style:paragraph-properties fo:margin-left="0.5in" fo:margin-right="0in" fo:margin-top="0in" fo:margin-bottom="0.1965in" loext:contextual-spacing="false" fo:text-indent="0.25in" style:auto-text-indent="false" fo:background-color="transparent">
        <style:tab-stops>
          <style:tab-stop style:position="0.25in"/>
        </style:tab-stops>
      </style:paragraph-properties>
      <style:text-properties fo:font-weight="bold" officeooo:paragraph-rsid="00102b91" style:font-weight-asian="bold" style:font-weight-complex="bold"/>
    </style:style>
    <style:style style:name="P62" style:family="paragraph" style:parent-style-name="Preformatted_20_Text" style:list-style-name="">
      <loext:graphic-properties draw:fill="none"/>
      <style:paragraph-properties fo:margin-left="0.5in" fo:margin-right="0in" fo:margin-top="0in" fo:margin-bottom="0.1965in" loext:contextual-spacing="false" fo:text-indent="0.25in" style:auto-text-indent="false" fo:background-color="transparent">
        <style:tab-stops>
          <style:tab-stop style:position="0.25in"/>
        </style:tab-stops>
      </style:paragraph-properties>
      <style:text-properties officeooo:paragraph-rsid="00102b91"/>
    </style:style>
    <style:style style:name="P63" style:family="paragraph" style:parent-style-name="Preformatted_20_Text" style:list-style-name="">
      <loext:graphic-properties draw:fill="none"/>
      <style:paragraph-properties fo:margin-left="0.5in" fo:margin-right="0in" fo:margin-top="0in" fo:margin-bottom="0.1965in" loext:contextual-spacing="false" fo:text-align="justify" style:justify-single-word="false" fo:text-indent="0.25in" style:auto-text-indent="false" fo:background-color="transparent">
        <style:tab-stops>
          <style:tab-stop style:position="0.25in"/>
        </style:tab-stops>
      </style:paragraph-properties>
      <style:text-properties style:font-name="Courier 10 Pitch" officeooo:paragraph-rsid="00102b91"/>
    </style:style>
    <style:style style:name="P64" style:family="paragraph" style:parent-style-name="Preformatted_20_Text" style:list-style-name="">
      <loext:graphic-properties draw:fill="none"/>
      <style:paragraph-properties fo:margin-left="0.5in" fo:margin-right="0in" fo:margin-top="0in" fo:margin-bottom="0.1965in" loext:contextual-spacing="false" fo:text-align="justify" style:justify-single-word="false" fo:text-indent="0.25in" style:auto-text-indent="false" fo:background-color="transparent">
        <style:tab-stops>
          <style:tab-stop style:position="0.25in"/>
        </style:tab-stops>
      </style:paragraph-properties>
      <style:text-properties officeooo:paragraph-rsid="00102b91"/>
    </style:style>
    <style:style style:name="P65" style:family="paragraph" style:parent-style-name="Preformatted_20_Text" style:list-style-name="">
      <loext:graphic-properties draw:fill="none"/>
      <style:paragraph-properties fo:margin-left="0.5in" fo:margin-right="0in" fo:margin-top="0in" fo:margin-bottom="0.1965in" loext:contextual-spacing="false" fo:text-indent="0.25in" style:auto-text-indent="false" fo:background-color="transparent">
        <style:tab-stops>
          <style:tab-stop style:position="0.25in"/>
        </style:tab-stops>
      </style:paragraph-properties>
      <style:text-properties officeooo:rsid="0017abd1" officeooo:paragraph-rsid="0017abd1"/>
    </style:style>
    <style:style style:name="P66" style:family="paragraph" style:parent-style-name="Heading_20_1" style:list-style-name="L1">
      <style:text-properties fo:font-size="18pt" style:text-underline-style="solid" style:text-underline-width="auto" style:text-underline-color="font-color" fo:font-weight="bold" officeooo:rsid="00132999" officeooo:paragraph-rsid="00132999" style:font-size-asian="15.75pt" style:font-weight-asian="bold" style:font-size-complex="18pt" style:font-weight-complex="bold"/>
    </style:style>
    <style:style style:name="P67" style:family="paragraph" style:parent-style-name="Heading_20_1" style:list-style-name="L4">
      <style:paragraph-properties fo:margin-top="0in" fo:margin-bottom="0.1965in" loext:contextual-spacing="false"/>
    </style:style>
    <style:style style:name="P68" style:family="paragraph" style:parent-style-name="Heading_20_1" style:list-style-name="L6">
      <style:paragraph-properties fo:margin-top="0in" fo:margin-bottom="0.1965in" loext:contextual-spacing="false" fo:text-align="start" style:justify-single-word="false"/>
      <style:text-properties fo:font-weight="bold" style:font-weight-asian="bold" style:font-weight-complex="bold"/>
    </style:style>
    <style:style style:name="P69" style:family="paragraph" style:parent-style-name="Heading_20_1" style:list-style-name="L9">
      <style:paragraph-properties fo:margin-top="0in" fo:margin-bottom="0.1965in" loext:contextual-spacing="false"/>
    </style:style>
    <style:style style:name="P70" style:family="paragraph" style:parent-style-name="Heading_20_1" style:list-style-name="L11">
      <style:paragraph-properties fo:margin-top="0in" fo:margin-bottom="0.1965in" loext:contextual-spacing="false"/>
    </style:style>
    <style:style style:name="P71" style:family="paragraph" style:parent-style-name="Heading_20_3" style:master-page-name="">
      <loext:graphic-properties draw:fill="none"/>
      <style:paragraph-properties fo:margin-left="0.5in" fo:margin-right="0in" fo:margin-top="0in" fo:margin-bottom="0.1965in" loext:contextual-spacing="false" fo:text-indent="0.25in" style:auto-text-indent="false" style:page-number="auto" fo:background-color="transparent" fo:keep-with-next="always">
        <style:tab-stops>
          <style:tab-stop style:position="0.25in"/>
        </style:tab-stops>
      </style:paragraph-properties>
      <style:text-properties officeooo:paragraph-rsid="00102b91"/>
    </style:style>
    <style:style style:name="P72" style:family="paragraph" style:parent-style-name="Heading_20_3">
      <loext:graphic-properties draw:fill="none"/>
      <style:paragraph-properties fo:margin-left="0.75in" fo:margin-right="0in" fo:margin-top="0in" fo:margin-bottom="0.1965in" loext:contextual-spacing="false" fo:text-indent="0in" style:auto-text-indent="false" fo:background-color="transparent"/>
      <style:text-properties fo:font-size="15pt" fo:font-weight="bold" officeooo:rsid="001a2b1a" officeooo:paragraph-rsid="001a2b1a" style:font-size-asian="15pt" style:font-weight-asian="bold" style:font-size-complex="15pt" style:font-weight-complex="bold"/>
    </style:style>
    <style:style style:name="P73" style:family="paragraph" style:parent-style-name="Heading_20_3">
      <loext:graphic-properties draw:fill="none"/>
      <style:paragraph-properties fo:margin-left="0.75in" fo:margin-right="0in" fo:margin-top="0in" fo:margin-bottom="0.1965in" loext:contextual-spacing="false" fo:text-indent="0in" style:auto-text-indent="false" fo:background-color="transparent"/>
      <style:text-properties fo:font-size="12pt" fo:font-weight="bold" officeooo:rsid="001a2b1a" officeooo:paragraph-rsid="001a2b1a" style:font-size-asian="12pt" style:font-weight-asian="bold" style:font-size-complex="12pt" style:font-weight-complex="bold"/>
    </style:style>
    <style:style style:name="P74" style:family="paragraph" style:parent-style-name="Heading_20_3" style:list-style-name="L10">
      <loext:graphic-properties draw:fill="none"/>
      <style:paragraph-properties fo:margin-top="0in" fo:margin-bottom="0.1965in" loext:contextual-spacing="false" fo:background-color="transparent"/>
      <style:text-properties officeooo:paragraph-rsid="001a2b1a"/>
    </style:style>
    <style:style style:name="P75" style:family="paragraph" style:parent-style-name="Heading_20_3" style:list-style-name="L11">
      <style:paragraph-properties fo:margin-top="0in" fo:margin-bottom="0.1965in" loext:contextual-spacing="false"/>
    </style:style>
    <style:style style:name="P76" style:family="paragraph" style:parent-style-name="Heading_20_3" style:list-style-name="L12">
      <style:paragraph-properties fo:margin-top="0in" fo:margin-bottom="0.1965in" loext:contextual-spacing="false"/>
    </style:style>
    <style:style style:name="T1" style:family="text">
      <style:text-properties officeooo:rsid="000f8ff7"/>
    </style:style>
    <style:style style:name="T2" style:family="text">
      <style:text-properties fo:font-size="13pt" style:text-underline-style="none" fo:font-weight="normal" officeooo:rsid="000f8ff7" style:font-size-asian="11.3500003814697pt" style:font-weight-asian="normal" style:font-size-complex="13pt" style:font-weight-complex="normal"/>
    </style:style>
    <style:style style:name="T3" style:family="text">
      <style:text-properties fo:font-size="13pt" style:font-size-asian="13pt" style:font-size-complex="13pt"/>
    </style:style>
    <style:style style:name="T4" style:family="text">
      <style:text-properties fo:font-size="13pt" fo:font-weight="bold" style:font-size-asian="13pt" style:font-weight-asian="bold" style:font-size-complex="13pt" style:font-weight-complex="bold"/>
    </style:style>
    <style:style style:name="T5" style:family="text">
      <style:text-properties fo:font-size="13pt" fo:font-style="normal" fo:font-weight="normal" style:font-size-asian="13pt" style:font-style-asian="normal" style:font-weight-asian="normal" style:font-size-complex="13pt" style:font-style-complex="normal" style:font-weight-complex="normal"/>
    </style:style>
    <style:style style:name="T6" style:family="text">
      <style:text-properties fo:font-size="13pt" fo:font-weight="normal" style:font-size-asian="13pt" style:font-weight-asian="normal" style:font-size-complex="13pt" style:font-weight-complex="normal"/>
    </style:style>
    <style:style style:name="T7" style:family="text">
      <style:text-properties officeooo:rsid="00102b91"/>
    </style:style>
    <style:style style:name="T8" style:family="text">
      <style:text-properties officeooo:rsid="00107841"/>
    </style:style>
    <style:style style:name="T9" style:family="text">
      <style:text-properties fo:font-weight="bold" style:font-weight-asian="bold" style:font-weight-complex="bold"/>
    </style:style>
    <style:style style:name="T10" style:family="text">
      <style:text-properties fo:font-weight="bold" officeooo:rsid="00148e3c" style:font-weight-asian="bold" style:font-weight-complex="bold"/>
    </style:style>
    <style:style style:name="T11" style:family="text">
      <style:text-properties fo:font-weight="bold" officeooo:rsid="0013a75c" style:font-weight-asian="bold" style:font-weight-complex="bold"/>
    </style:style>
    <style:style style:name="T12" style:family="text">
      <style:text-properties fo:font-weight="bold" officeooo:rsid="000f8ff7" style:font-weight-asian="bold" style:font-weight-complex="bold"/>
    </style:style>
    <style:style style:name="T13" style:family="text">
      <style:text-properties fo:font-weight="bold" officeooo:rsid="001a2b1a" style:font-weight-asian="bold" style:font-weight-complex="bold"/>
    </style:style>
    <style:style style:name="T14" style:family="text">
      <style:text-properties fo:font-size="15pt" style:font-size-asian="15pt" style:font-size-complex="15pt"/>
    </style:style>
    <style:style style:name="T15" style:family="text">
      <style:text-properties fo:font-size="15pt" officeooo:rsid="0015edc7" style:font-size-asian="15pt" style:font-size-complex="15pt"/>
    </style:style>
    <style:style style:name="T16" style:family="text">
      <style:text-properties fo:font-size="15pt" fo:font-weight="bold" style:font-size-asian="15pt" style:font-weight-asian="bold" style:font-size-complex="15pt" style:font-weight-complex="bold"/>
    </style:style>
    <style:style style:name="T17" style:family="text">
      <style:text-properties fo:font-size="15pt" fo:font-weight="bold" officeooo:rsid="0014de79" style:font-size-asian="15pt" style:font-weight-asian="bold" style:font-size-complex="15pt" style:font-weight-complex="bold"/>
    </style:style>
    <style:style style:name="T18" style:family="text">
      <style:text-properties fo:font-size="15pt" fo:font-weight="bold" officeooo:rsid="001a2b1a" style:font-size-asian="15pt" style:font-weight-asian="bold" style:font-size-complex="15pt" style:font-weight-complex="bold"/>
    </style:style>
    <style:style style:name="T19" style:family="text">
      <style:text-properties fo:font-size="15pt" fo:font-weight="bold" officeooo:rsid="0021d7b9" style:font-size-asian="15pt" style:font-weight-asian="bold" style:font-size-complex="15pt" style:font-weight-complex="bold"/>
    </style:style>
    <style:style style:name="T20" style:family="text">
      <style:text-properties officeooo:rsid="0017abd1"/>
    </style:style>
    <style:style style:name="T21" style:family="text">
      <style:text-properties fo:font-size="12pt" style:font-size-asian="12pt" style:font-size-complex="12pt"/>
    </style:style>
    <style:style style:name="T22" style:family="text">
      <style:text-properties fo:font-size="12pt" fo:font-weight="normal" officeooo:rsid="001a2b1a" style:font-size-asian="12pt" style:font-weight-asian="normal" style:font-size-complex="12pt" style:font-weight-complex="normal"/>
    </style:style>
    <style:style style:name="T23" style:family="text">
      <style:text-properties fo:font-weight="normal" style:font-weight-asian="normal" style:font-weight-complex="normal"/>
    </style:style>
    <style:style style:name="T24" style:family="text">
      <style:text-properties fo:font-size="14pt" style:font-size-asian="14pt" style:font-size-complex="14pt"/>
    </style:style>
    <style:style style:name="T25" style:family="text">
      <style:text-properties fo:font-size="14pt" fo:font-weight="bold" style:font-size-asian="14pt" style:font-weight-asian="bold" style:font-size-complex="14pt" style:font-weight-complex="bold"/>
    </style:style>
    <style:style style:name="T26" style:family="text">
      <style:text-properties fo:font-size="14pt" fo:font-weight="bold" officeooo:rsid="00295c66" style:font-size-asian="14pt" style:font-weight-asian="bold" style:font-size-complex="14pt" style:font-weight-complex="bold"/>
    </style:style>
    <style:style style:name="T27" style:family="text">
      <style:text-properties fo:font-size="14pt" fo:font-weight="bold" officeooo:rsid="002a3af9" style:font-size-asian="14pt" style:font-weight-asian="bold" style:font-size-complex="14pt" style:font-weight-complex="bold"/>
    </style:style>
    <style:style style:name="T28" style:family="text">
      <style:text-properties fo:font-size="14pt" fo:font-weight="bold" officeooo:rsid="002d2553" style:font-size-asian="14pt" style:font-weight-asian="bold" style:font-size-complex="14pt" style:font-weight-complex="bold"/>
    </style:style>
    <style:style style:name="T29" style:family="text">
      <style:text-properties fo:font-size="14pt" fo:font-weight="normal" style:font-size-asian="14pt" style:font-weight-asian="normal" style:font-size-complex="14pt" style:font-weight-complex="normal"/>
    </style:style>
    <style:style style:name="T30" style:family="text">
      <style:text-properties fo:font-size="14pt" fo:font-weight="normal" officeooo:rsid="002d2553" style:font-size-asian="14pt" style:font-weight-asian="normal" style:font-size-complex="14pt" style:font-weight-complex="normal"/>
    </style:style>
    <style:style style:name="T31" style:family="text">
      <style:text-properties fo:font-size="11pt" style:font-size-asian="11pt" style:font-size-complex="11pt"/>
    </style:style>
    <style:style style:name="T32" style:family="text">
      <style:text-properties fo:font-size="11pt" fo:font-weight="bold" style:font-size-asian="11pt" style:font-weight-asian="bold" style:font-size-complex="11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y django documentation</text:p>
      <text:p text:style-name="P1"/>
      <text:list xml:id="list8260226987045190146" text:style-name="L1">
        <text:list-item>
          <text:h text:style-name="P66" text:outline-level="1">1ère partie<text:a xlink:type="simple" xlink:href="https://docs.djangoproject.com/fr/1.11/intro/tutorial01/#writing-your-first-django-app-part-1" text:style-name="Internet_20_link" text:visited-style-name="Visited_20_Internet_20_Link">¶</text:a></text:h>
          <text:p text:style-name="P31"/>
        </text:list-item>
      </text:list>
      <text:list xml:id="list6688237750001727215" text:style-name="L2">
        <text:list-item>
          <text:p text:style-name="P33">Installation</text:p>
          <text:p text:style-name="P32">$ python -m django –version <text:span text:style-name="T1">=&gt; </text:span><text:span text:style-name="T2">No de version </text:span></text:p>
          <text:p text:style-name="P33"/>
        </text:list-item>
        <text:list-item>
          <text:p text:style-name="P33">Création d’un projet</text:p>
        </text:list-item>
      </text:list>
      <text:p text:style-name="P3"><text:span text:style-name="T2"><text:tab/></text:span><text:span text:style-name="T9">$ django-admin startproject mysite </text:span><text:span text:style-name="T12">=&gt; création du projet mysite</text:span></text:p>
      <text:p text:style-name="P3"><text:tab/>mysite/</text:p>
      <text:p text:style-name="Preformatted_20_Text"><text:s text:c="4"/><text:tab/><text:tab/>manage.py</text:p>
      <text:p text:style-name="Preformatted_20_Text"><text:s text:c="4"/><text:tab/><text:tab/>mysite/</text:p>
      <text:p text:style-name="Preformatted_20_Text"><text:s text:c="8"/><text:tab/><text:tab/>__init__.py</text:p>
      <text:p text:style-name="Preformatted_20_Text"><text:s text:c="8"/><text:tab/><text:tab/>settings.py</text:p>
      <text:p text:style-name="Preformatted_20_Text"><text:s text:c="8"/><text:tab/><text:tab/>urls.py</text:p>
      <text:p text:style-name="P6"><text:s text:c="8"/><text:tab/><text:tab/>wsgi.py</text:p>
      <text:p text:style-name="P6"><text:tab/>$ python manage.py runserver <text:span text:style-name="T1">=&gt; démarre le serveur de développement</text:span></text:p>
      <text:p text:style-name="P7"><text:tab/><text:span text:style-name="T1">à l’adresse : </text:span><text:s/><text:a xlink:type="simple" xlink:href="http://127.0.0.1:8000/" text:style-name="Internet_20_link" text:visited-style-name="Visited_20_Internet_20_Link">http://127.0.0.1:8000/</text:a></text:p>
      <text:p text:style-name="P17"><text:span text:style-name="T7">3. </text:span>Création de l’application Poll<text:span text:style-name="T7">s</text:span></text:p>
      <text:p text:style-name="P19">$ python manage.py startapp polls </text:p>
      <text:list xml:id="list1332542578480625940" text:style-name="L3">
        <text:list-header>
          <text:p text:style-name="P49"><text:span text:style-name="T7">3.1 </text:span>Écriture d’une première vue<text:a xlink:type="simple" xlink:href="https://docs.djangoproject.com/fr/1.11/intro/tutorial01/#write-your-first-view" text:style-name="Internet_20_link" text:visited-style-name="Visited_20_Internet_20_Link">¶</text:a></text:p>
          <text:p text:style-name="P52">polls/views.py</text:p>
          <text:p text:style-name="P49">from django.http import HttpResponse</text:p>
          <text:p text:style-name="P52">def index(request):</text:p>
          <text:list>
            <text:list-header>
              <text:p text:style-name="P49">return HttpResponse("Hello, world. You're at the polls index.")</text:p>
            </text:list-header>
          </text:list>
          <text:p text:style-name="P49">Dans le fichier <text:span text:style-name="Source_20_Text">polls/urls.py</text:span>, insérez le code suivant :</text:p>
          <text:p text:style-name="P52">polls/urls.py</text:p>
          <text:p text:style-name="P49">from django.conf.urls import url</text:p>
          <text:p text:style-name="P49">from . import views</text:p>
          <text:p text:style-name="P49">urlpatterns = [</text:p>
        </text:list-header>
      </text:list>
      <text:p text:style-name="Preformatted_20_Text"><text:s text:c="4"/><text:tab/><text:tab/><text:span text:style-name="T9">url(r'^$', views.index, name='index'),</text:span></text:p>
      <text:p text:style-name="P6"><text:tab/>]</text:p>
      <text:list xml:id="list95908469460257" text:continue-numbering="true" text:style-name="L3">
        <text:list-header>
          <text:p text:style-name="P49">L’étape suivante est de faire pointer l’URLconf racine vers le module <text:span text:style-name="Source_20_Text">polls.urls</text:span>. Dans <text:span text:style-name="Source_20_Text">mysite/urls.py</text:span>, ajoutez une importation <text:span text:style-name="Source_20_Text">django.conf.urls.include</text:span> et insérez un appel <text:a xlink:type="simple" xlink:href="https://docs.djangoproject.com/fr/1.11/ref/urls/#django.conf.urls.include" text:style-name="Internet_20_link" text:visited-style-name="Visited_20_Internet_20_Link"><text:span text:style-name="Source_20_Text">include()</text:span></text:a> dans la liste <text:span text:style-name="Source_20_Text">urlpatterns</text:span>, ce qui donnera :</text:p>
          <text:p text:style-name="P52"><text:soft-page-break/>mysite/urls.py</text:p>
          <text:p text:style-name="P49"><text:span text:style-name="T8">f</text:span>rom django.conf.urls import include, url</text:p>
        </text:list-header>
      </text:list>
      <text:p text:style-name="P6"><text:tab/>from django.contrib import admin</text:p>
      <text:list xml:id="list95907849257242" text:continue-numbering="true" text:style-name="L3">
        <text:list-header>
          <text:p text:style-name="P49">urlpatterns = [</text:p>
        </text:list-header>
      </text:list>
      <text:p text:style-name="Preformatted_20_Text"><text:s text:c="4"/><text:tab/><text:tab/><text:span text:style-name="T9">url(r'^polls/', include('polls.urls')),</text:span></text:p>
      <text:p text:style-name="Preformatted_20_Text"><text:s text:c="4"/><text:tab/><text:tab/>url(r'^admin/', admin.site.urls),</text:p>
      <text:p text:style-name="P6"><text:tab/>]</text:p>
      <text:p text:style-name="P6"><text:tab/><text:a xlink:type="simple" xlink:href="http://localhost:8000/polls/" text:style-name="Internet_20_link" text:visited-style-name="Visited_20_Internet_20_Link">http://localhost:8000/polls/</text:a> <text:span text:style-name="T8">est l’adresse de la vue</text:span></text:p>
      <text:p text:style-name="P6"/>
      <text:list xml:id="list5694082545454268240" text:style-name="L4">
        <text:list-item>
          <text:h text:style-name="P67" text:outline-level="1">2ème partie</text:h>
        </text:list-item>
      </text:list>
      <text:list xml:id="list812261176229541099" text:style-name="L5">
        <text:list-item>
          <text:list>
            <text:list-item>
              <text:h text:style-name="P40" text:outline-level="2">Configuration de la base de données</text:h>
            </text:list-item>
          </text:list>
          <text:p text:style-name="P54"><text:span text:style-name="Source_20_Text"><text:span text:style-name="T9">mysite/settings.py</text:span></text:span></text:p>
        </text:list-item>
      </text:list>
      <text:list xml:id="list95907912451234" text:continue-list="list95907849257242" text:style-name="L3">
        <text:list-header>
          <text:p text:style-name="P49"><text:a xlink:type="simple" xlink:href="https://docs.djangoproject.com/fr/1.11/ref/settings/#std:setting-DATABASE-ENGINE" text:style-name="Internet_20_link" text:visited-style-name="Visited_20_Internet_20_Link"><text:span text:style-name="Source_20_Text"><text:span text:style-name="T9">ENGINE</text:span></text:span></text:a><text:span text:style-name="T9"> – </text:span><text:span text:style-name="Source_20_Text"><text:span text:style-name="T9">'django.db.backends.sqlite3'</text:span></text:span></text:p>
          <text:p text:style-name="P59"><text:a xlink:type="simple" xlink:href="https://docs.djangoproject.com/fr/1.11/ref/settings/#std:setting-NAME" text:style-name="Internet_20_link" text:visited-style-name="Visited_20_Internet_20_Link"><text:span text:style-name="Source_20_Text"><text:span text:style-name="T9">NAME</text:span></text:span></text:a><text:span text:style-name="Source_20_Text"><text:span text:style-name="T9"> - os.path.join(BASE_DIR, 'db.sqlite3') </text:span></text:span><text:span text:style-name="Source_20_Text"><text:span text:style-name="T11">=&gt; </text:span></text:span><text:span text:style-name="Source_20_Text"><text:span text:style-name="T9">stocke ce fichier dans le répertoire de votre projet.</text:span></text:span></text:p>
          <text:p text:style-name="P55"><text:a xlink:type="simple" xlink:href="https://docs.djangoproject.com/fr/1.11/ref/settings/#std:setting-TIME_ZONE" text:style-name="Internet_20_link" text:visited-style-name="Visited_20_Internet_20_Link"><text:span text:style-name="Source_20_Text"><text:span text:style-name="T9">TIME_ZONE</text:span></text:span></text:a><text:span text:style-name="Source_20_Text"><text:span text:style-name="T9"> </text:span></text:span><text:span text:style-name="Source_20_Text"><text:span text:style-name="T10">= “Europe/Paris”</text:span></text:span></text:p>
          <text:p text:style-name="P55"><text:span text:style-name="Source_20_Text">$ python manage.py migrate</text:span></text:p>
          <text:p text:style-name="P50"><text:span text:style-name="Source_20_Text"><text:span text:style-name="T17">2. </text:span></text:span><text:span text:style-name="Source_20_Text"><text:span text:style-name="T16">Création des modèles</text:span></text:span></text:p>
          <text:p text:style-name="P56"><text:span text:style-name="Source_20_Text"><text:span text:style-name="T9">polls/models.py</text:span></text:span></text:p>
        </text:list-header>
      </text:list>
      <text:p text:style-name="P18"><text:tab/>from django.db import models</text:p>
      <text:p text:style-name="P18"><text:tab/><text:span text:style-name="T9">class Question(models.Model):</text:span></text:p>
      <text:p text:style-name="Preformatted_20_Text"><text:s text:c="4"/><text:tab/><text:tab/>question_text = models.CharField(max_length=200)</text:p>
      <text:p text:style-name="P6"><text:s text:c="4"/><text:tab/><text:tab/>pub_date = models.DateTimeField('date published')</text:p>
      <text:p text:style-name="P18"><text:tab/><text:span text:style-name="T9">class Choice(models.Model):</text:span></text:p>
      <text:p text:style-name="P18"><text:tab/><text:tab/>question = models.ForeignKey(Question, on_delete=models.CASCADE)</text:p>
      <text:p text:style-name="Preformatted_20_Text"><text:s text:c="4"/><text:tab/><text:tab/>choice_text = models.CharField(max_length=200)</text:p>
      <text:p text:style-name="P6"><text:s text:c="4"/><text:tab/><text:tab/>votes = models.IntegerField(default=0)</text:p>
      <text:p text:style-name="P18"/>
      <text:h text:style-name="P71" text:outline-level="3"><text:span text:style-name="T15">3 .</text:span><text:span text:style-name="T14">Activation des modèles</text:span><text:a xlink:type="simple" xlink:href="https://docs.djangoproject.com/fr/1.11/intro/tutorial02/#activating-models" text:style-name="Internet_20_link" text:visited-style-name="Visited_20_Internet_20_Link"><text:span text:style-name="T14">¶</text:span></text:a></text:h>
      <text:h text:style-name="P34" text:outline-level="3">mysite/settings.py</text:h>
      <text:h text:style-name="P60" text:outline-level="3"><text:soft-page-break/>INSTALLED_APPS = [</text:h>
      <text:p text:style-name="P6"><text:s text:c="4"/><text:tab/><text:tab/><text:tab/><text:span text:style-name="T9">'polls.apps.PollsConfig',</text:span></text:p>
      <text:p text:style-name="P6"><text:tab/><text:tab/><text:tab/>...</text:p>
      <text:h text:style-name="P61" text:outline-level="3">$ python manage.py makemigrations polls</text:h>
      <text:h text:style-name="P62" text:outline-level="3">Migrations for 'polls':</text:h>
      <text:p text:style-name="Preformatted_20_Text"><text:s text:c="2"/><text:tab/><text:tab/>polls/migrations/0001_initial.py:</text:p>
      <text:p text:style-name="Preformatted_20_Text"><text:s text:c="4"/><text:tab/><text:tab/><text:tab/>- Create model Choice</text:p>
      <text:p text:style-name="Preformatted_20_Text"><text:s text:c="4"/><text:tab/><text:tab/><text:tab/>- Create model Question</text:p>
      <text:p text:style-name="P6"><text:s text:c="4"/><text:tab/><text:tab/><text:tab/>- Add field question to choice</text:p>
      <text:h text:style-name="P36" text:outline-level="3">En exécutant <text:span text:style-name="Source_20_Text">makemigrations</text:span>, vous indiquez à Django que vous avez effectué des <text:tab/>changements à vos modèles (dans ce cas, vous en avez créé) et que vous aimeriez que <text:tab/>ces changements soient stockés sous forme de <text:span text:style-name="Emphasis">migration</text:span>.</text:h>
      <text:h text:style-name="P36" text:outline-level="3"/>
      <text:h text:style-name="P63" text:outline-level="3">$ python manage.py sqlmigrate polls 0001 <text:span text:style-name="T20">=&gt; affiche avec mise en forme <text:tab/>le ficher de migrations</text:span></text:h>
      <text:h text:style-name="P64" text:outline-level="3"/>
      <text:h text:style-name="P61" text:outline-level="3">$ python manage.py migrate</text:h>
      <text:h text:style-name="P61" text:outline-level="3"/>
      <text:h text:style-name="P35" text:outline-level="3"><text:span text:style-name="T20">4. </text:span>Jouer avec l’interface de programmation (API)</text:h>
      <text:h text:style-name="P65" text:outline-level="3">$ python manage.py shell</text:h>
      <text:h text:style-name="P65" text:outline-level="3">&gt;&gt;&gt; from polls.models import Question, Choice </text:h>
      <text:h text:style-name="P65" text:outline-level="3">&gt;&gt;&gt; Question.objects.all()</text:h>
      <text:p text:style-name="P6"><text:tab/><text:tab/>&lt;QuerySet []&gt;</text:p>
      <text:p text:style-name="P20">from django.utils import timezone</text:p>
      <text:p text:style-name="P22">&gt;&gt;&gt; q = Question(question_text="What's new?", pub_date=timezone.now())</text:p>
      <text:p text:style-name="P22">&gt;&gt;&gt; q.save()</text:p>
      <text:p text:style-name="P22">&gt;&gt;&gt; q.id</text:p>
      <text:p text:style-name="P6"><text:tab/><text:tab/>1</text:p>
      <text:p text:style-name="P20">&gt;&gt;&gt; q.question_text</text:p>
      <text:p text:style-name="P6"><text:tab/><text:tab/>"What's new?"</text:p>
      <text:p text:style-name="P6"><text:soft-page-break/><text:tab/>&gt;&gt;&gt; Question.objects.all()</text:p>
      <text:p text:style-name="P6"><text:tab/>&lt;QuerySet [&lt;Question: Question object&gt;]&gt;</text:p>
      <text:p text:style-name="P6"/>
      <text:p text:style-name="P22"/>
      <text:p text:style-name="P21"><text:span text:style-name="T18">5. </text:span><text:span text:style-name="T16">Introduction au site d’administration de Django</text:span></text:p>
      <text:h text:style-name="P72" text:outline-level="3"><text:span text:style-name="T21">Création d’un utilisateur administrateur</text:span><text:a xlink:type="simple" xlink:href="https://docs.djangoproject.com/fr/1.11/intro/tutorial02/#creating-an-admin-user" text:style-name="Internet_20_link" text:visited-style-name="Visited_20_Internet_20_Link"><text:span text:style-name="T21">¶</text:span></text:a></text:h>
      <text:p text:style-name="P27">$ python manage.py createsuperuser</text:p>
      <text:p text:style-name="P26"><text:a xlink:type="simple" xlink:href="http://127.0.0.1:8000/admin/" text:style-name="Internet_20_link" text:visited-style-name="Visited_20_Internet_20_Link"><text:span text:style-name="T13">http://127.0.0.1:8000/admin/</text:span></text:a><text:span text:style-name="T13">.</text:span></text:p>
      <text:h text:style-name="P73" text:outline-level="3">Rendre l’application de sondage modifiable via l’interface d’admin</text:h>
      <text:p text:style-name="P27">polls/admin.py</text:p>
      <text:p text:style-name="P24">from django.contrib import admin</text:p>
      <text:p text:style-name="P16"/>
      <text:p text:style-name="P16"><text:tab/><text:tab/>from .models import Question</text:p>
      <text:p text:style-name="P16"/>
      <text:p text:style-name="P9"><text:tab/><text:tab/><text:span text:style-name="T9">admin.site.register(Question)</text:span></text:p>
      <text:list xml:id="list3020312889789530439" text:style-name="L6">
        <text:list-item>
          <text:h text:style-name="P68" text:outline-level="1">3ème partie</text:h>
          <text:list>
            <text:list-item>
              <text:h text:style-name="P41" text:outline-level="2">Écriture de vues supplémentaires</text:h>
            </text:list-item>
          </text:list>
          <text:p text:style-name="P53">polls/views.py</text:p>
          <text:p text:style-name="P53">def detail(request, question_id):</text:p>
        </text:list-item>
      </text:list>
      <text:p text:style-name="Preformatted_20_Text"><text:s text:c="4"/><text:tab/><text:tab/>return HttpResponse("You're looking at question %s." % question_id)</text:p>
      <text:p text:style-name="Preformatted_20_Text"/>
      <text:p text:style-name="Preformatted_20_Text"><text:tab/>d<text:span text:style-name="T9">ef results(request, question_id):</text:span></text:p>
      <text:p text:style-name="Preformatted_20_Text"><text:s text:c="4"/><text:tab/><text:tab/>response = "You're looking at the results of question %s."</text:p>
      <text:p text:style-name="Preformatted_20_Text"><text:s text:c="4"/><text:tab/><text:tab/>return HttpResponse(response % question_id)</text:p>
      <text:p text:style-name="Preformatted_20_Text"/>
      <text:p text:style-name="Preformatted_20_Text"><text:tab/><text:span text:style-name="T9">def vote(request, question_id):</text:span></text:p>
      <text:p text:style-name="P6"><text:s text:c="4"/><text:tab/><text:tab/>return HttpResponse("You're voting on question %s." % question_id)</text:p>
      <text:list xml:id="list95908021725056" text:continue-numbering="true" text:style-name="L6">
        <text:list-header>
          <text:p text:style-name="P57"><text:span text:style-name="T9">Liez ces nouvelles vues avec leurs URL dans le module </text:span><text:span text:style-name="Source_20_Text"><text:span text:style-name="T9">polls.urls</text:span></text:span><text:span text:style-name="T9"> en ajoutant les appels </text:span><text:a xlink:type="simple" xlink:href="https://docs.djangoproject.com/fr/1.11/ref/urls/#django.conf.urls.url" text:style-name="Internet_20_link" text:visited-style-name="Visited_20_Internet_20_Link"><text:span text:style-name="Source_20_Text"><text:span text:style-name="T9">url()</text:span></text:span></text:a><text:span text:style-name="T9"> suivants :</text:span></text:p>
        </text:list-header>
      </text:list>
      <text:p text:style-name="P13"><text:tab/>polls/urls.py</text:p>
      <text:p text:style-name="P15"><text:span text:style-name="T18"><text:tab/></text:span><text:span text:style-name="T22">from django.conf.urls import url</text:span></text:p>
      <text:p text:style-name="Preformatted_20_Text"/>
      <text:p text:style-name="P6"><text:soft-page-break/><text:tab/>from . import views</text:p>
      <text:p text:style-name="P6"><text:tab/>urlpatterns = [</text:p>
      <text:p text:style-name="P6"><text:tab/><text:tab/># ex: /polls/</text:p>
      <text:p text:style-name="P6"><text:s text:c="4"/><text:tab/><text:tab/>url(r'^$', views.index, name='index'),</text:p>
      <text:p text:style-name="P6"><text:tab/><text:tab/># ex: /polls/5/</text:p>
      <text:p text:style-name="P6"><text:s text:c="4"/><text:tab/><text:tab/>url(r'^(?P&lt;question_id&gt;[0-9]+)/$', views.detail, name='detail'),</text:p>
      <text:p text:style-name="P6"><text:tab/><text:tab/># ex: /polls/5/results/</text:p>
      <text:p text:style-name="P6"><text:s text:c="4"/><text:tab/><text:tab/>url(r'^(?P&lt;question_id&gt;[0-9]+)/results/$', views.results, <text:tab/><text:tab/><text:tab/><text:tab/>name='results'),</text:p>
      <text:p text:style-name="P6"><text:tab/><text:tab/># ex: /polls/5/vote/</text:p>
      <text:p text:style-name="Preformatted_20_Text"><text:s text:c="4"/><text:tab/><text:tab/>url(r'^(?P&lt;question_id&gt;[0-9]+)/vote/$', views.vote, name='vote'),</text:p>
      <text:p text:style-name="P6"><text:tab/><text:tab/>]</text:p>
      <text:list xml:id="list8328897978344817371" text:style-name="L7">
        <text:list-item>
          <text:list>
            <text:list-item>
              <text:h text:style-name="P42" text:outline-level="2">Utilisation du système de gabarits</text:h>
            </text:list-item>
          </text:list>
        </text:list-item>
      </text:list>
      <text:p text:style-name="P4"><text:tab/><text:tab/><text:span text:style-name="T9">polls/templates/polls/detail.html</text:span></text:p>
      <text:p text:style-name="P6"><text:tab/><text:tab/>&lt;h1&gt;{{ question.question_text }}&lt;/h1&gt;</text:p>
      <text:p text:style-name="P6"><text:tab/><text:tab/>&lt;ul&gt;</text:p>
      <text:p text:style-name="P6"><text:tab/><text:tab/>{% for choice in question.choice_set.all %}</text:p>
      <text:p text:style-name="P6"><text:tab/><text:tab/><text:tab/>&lt;li&gt;{{ choice.choice_text }}&lt;/li&gt;</text:p>
      <text:p text:style-name="P6"><text:tab/><text:tab/>{% endfor %}</text:p>
      <text:p text:style-name="P6"><text:tab/><text:tab/>&lt;/ul&gt;</text:p>
      <text:p text:style-name="P6"/>
      <text:list xml:id="list939362020006937418" text:style-name="L8">
        <text:list-item>
          <text:list>
            <text:list-item>
              <text:h text:style-name="P43" text:outline-level="2">Espaces de noms et noms d’URL</text:h>
            </text:list-item>
          </text:list>
        </text:list-item>
      </text:list>
      <text:p text:style-name="P4"><text:tab/><text:tab/><text:span text:style-name="T9">polls/urls.py</text:span></text:p>
      <text:p text:style-name="P6"><text:tab/><text:tab/><text:span text:style-name="T9">app_name = 'polls'</text:span></text:p>
      <text:p text:style-name="P6"><text:span text:style-name="T9"><text:tab/><text:tab/></text:span><text:span text:style-name="T23">urlpatterns = [</text:span></text:p>
      <text:p text:style-name="P10"><text:tab/><text:tab/>…</text:p>
      <text:p text:style-name="P6"><text:span text:style-name="T23"><text:tab/></text:span>p<text:span text:style-name="T9">olls/templates/polls/index.html</text:span></text:p>
      <text:p text:style-name="P6"><text:tab/>&lt;li&gt;&lt;a href="{% url <text:span text:style-name="T9">'polls:detail'</text:span> question.id %}"&gt;{{ question.question_text }}&lt;/a&gt;&lt;/li&gt;</text:p>
      <text:list xml:id="list4595953322601443395" text:style-name="L11">
        <text:list-item>
          <text:h text:style-name="P70" text:outline-level="1"><text:soft-page-break/>5ème partie</text:h>
          <text:list>
            <text:list-item>
              <text:list>
                <text:list-item>
                  <text:h text:style-name="P75" text:outline-level="3">Création d’un test</text:h>
                </text:list-item>
              </text:list>
            </text:list-item>
          </text:list>
        </text:list-item>
      </text:list>
      <text:p text:style-name="P4"><text:tab/><text:tab/><text:span text:style-name="T24">polls/tests.py</text:span></text:p>
      <text:p text:style-name="P4"><text:span text:style-name="T24"><text:tab/><text:tab/>import datetime</text:span></text:p>
      <text:p text:style-name="P4"><text:span text:style-name="T24"><text:tab/><text:tab/>from django.utils import timezone</text:span></text:p>
      <text:p text:style-name="P4"><text:span text:style-name="T24"><text:tab/><text:tab/></text:span><text:span text:style-name="T26">f</text:span><text:span text:style-name="T25">rom django.test import TestCase</text:span></text:p>
      <text:p text:style-name="P4"><text:span text:style-name="T25"><text:tab/><text:tab/>from .models import Question</text:span></text:p>
      <text:p text:style-name="P4"><text:span text:style-name="T25"><text:tab/><text:tab/>class QuestionModelTests(TestCase):</text:span></text:p>
      <text:p text:style-name="P4"><text:span text:style-name="T25"><text:tab/><text:tab/><text:tab/>def test_was_published_recently_with_future_question(self):</text:span></text:p>
      <text:p text:style-name="P4"><text:span text:style-name="T25"><text:tab/><text:tab/><text:tab/>"""</text:span></text:p>
      <text:p text:style-name="P46"><text:s text:c="8"/><text:tab/><text:tab/>was_published_recently() returns False for questions whose</text:p>
      <text:p text:style-name="P46"><text:tab/><text:tab/><text:tab/>pub_date is in the future.</text:p>
      <text:p text:style-name="P6"><text:s text:c="8"/><text:tab/><text:tab/>"""</text:p>
      <text:p text:style-name="P6"><text:tab/><text:tab/><text:tab/>time = timezone.now() + datetime.timedelta(days=30)</text:p>
      <text:p text:style-name="P6"><text:tab/><text:tab/><text:tab/># create a Question instance with pub_date 30 days in the future</text:p>
      <text:p text:style-name="Preformatted_20_Text"><text:s text:c="8"/><text:tab/><text:tab/>future_question = Question(pub_date=time)</text:p>
      <text:p text:style-name="P6"><text:s text:c="8"/><text:tab/><text:tab/><text:span text:style-name="T9">self.assertIs(future_question.was_published_recently(), False)</text:span></text:p>
      <text:p text:style-name="P6"/>
      <text:list xml:id="list8729165900469256219" text:style-name="L12">
        <text:list-item>
          <text:list>
            <text:list-item>
              <text:list>
                <text:list-item>
                  <text:h text:style-name="P76" text:outline-level="3"><text:span text:style-name="T25">Lancement des tests</text:span><text:a xlink:type="simple" xlink:href="https://docs.djangoproject.com/fr/1.11/intro/tutorial05/#running-tests" text:style-name="Internet_20_link" text:visited-style-name="Visited_20_Internet_20_Link"><text:span text:style-name="T25">¶</text:span></text:a></text:h>
                </text:list-item>
              </text:list>
            </text:list-item>
          </text:list>
        </text:list-item>
      </text:list>
      <text:p text:style-name="P39"><text:span text:style-name="T25"><text:tab/><text:tab/>$ python manage.py test polls</text:span></text:p>
      <text:p text:style-name="P39"><text:span text:style-name="T25"><text:tab/><text:tab/></text:span><text:span text:style-name="T27">output:</text:span></text:p>
      <text:p text:style-name="P39"><text:span text:style-name="T25"><text:tab/><text:tab/>Creating test database for alias 'default'...</text:span></text:p>
      <text:p text:style-name="Preformatted_20_Text"><text:tab/><text:tab/>System check identified no issues (0 silenced).</text:p>
      <text:p text:style-name="Preformatted_20_Text"><text:tab/><text:tab/>.</text:p>
      <text:p text:style-name="Preformatted_20_Text"><text:tab/><text:tab/>--------------------------------------------------------------------</text:p>
      <text:p text:style-name="Preformatted_20_Text"><text:tab/><text:tab/><text:span text:style-name="T9">Ran 1 test in 0.001s</text:span></text:p>
      <text:p text:style-name="P47"/>
      <text:p text:style-name="P47"><text:tab/><text:tab/>OK</text:p>
      <text:p text:style-name="P12"><text:tab/><text:tab/>Destroying test database for alias 'default'...</text:p>
      <text:p text:style-name="P39"><text:soft-page-break/><text:span text:style-name="T25"/></text:p>
      <text:list xml:id="list6588527195630618788" text:style-name="L14">
        <text:list-item>
          <text:h text:style-name="P45" text:outline-level="2"><text:span text:style-name="T25">Test d’une vue</text:span><text:a xlink:type="simple" xlink:href="https://docs.djangoproject.com/fr/1.11/intro/tutorial05/#test-a-view" text:style-name="Internet_20_link" text:visited-style-name="Visited_20_Internet_20_Link"><text:span text:style-name="T25">¶</text:span></text:a></text:h>
        </text:list-item>
      </text:list>
      <text:p text:style-name="P4"><text:span text:style-name="T25"><text:tab/><text:tab/>Dans notre premier test, nous nous sommes concentrés étroitement sur le fonctionnement interne du code. Pour ce test, nous voulons contrôler son comportement tel qu’il se déroulerait avec un utilisateur depuis son navigateur.</text:span></text:p>
      <text:p text:style-name="P4"><text:span text:style-name="T25"><text:tab/><text:tab/>Django fournit un </text:span><text:a xlink:type="simple" xlink:href="https://docs.djangoproject.com/fr/1.11/topics/testing/tools/#django.test.Client" text:style-name="Internet_20_link" text:visited-style-name="Visited_20_Internet_20_Link"><text:span text:style-name="Source_20_Text"><text:span text:style-name="T25">Client</text:span></text:span></text:a><text:span text:style-name="T25"> de test pour simuler l’interaction d’un utilisateur avec le code au niveau des vues. On peut l’utiliser dans </text:span><text:span text:style-name="Source_20_Text"><text:span text:style-name="T25">tests.py</text:span></text:span><text:span text:style-name="T25"> ou même dans le </text:span><text:a xlink:type="simple" xlink:href="https://docs.djangoproject.com/fr/1.11/ref/django-admin/#django-admin-shell" text:style-name="Internet_20_link" text:visited-style-name="Visited_20_Internet_20_Link"><text:span text:style-name="Source_20_Text"><text:span text:style-name="T25">shell</text:span></text:span></text:a><text:span text:style-name="T25">.</text:span></text:p>
      <text:p text:style-name="P4"><text:span text:style-name="T25"><text:tab/><text:tab/>&gt;&gt;&gt; from django.test.utils import setup_test_environment</text:span></text:p>
      <text:p text:style-name="P6"><text:tab/><text:tab/><text:span text:style-name="T4">&gt;&gt;&gt; setup_test_environment()</text:span></text:p>
      <text:p text:style-name="P6"><text:span text:style-name="T4"><text:tab/><text:tab/></text:span><text:a xlink:type="simple" xlink:href="https://docs.djangoproject.com/fr/1.11/topics/testing/advanced/#django.test.utils.setup_test_environment" text:style-name="Internet_20_link" text:visited-style-name="Visited_20_Internet_20_Link"><text:span text:style-name="Source_20_Text"><text:span text:style-name="T4">setup_test_environment()</text:span></text:span></text:a><text:span text:style-name="T4"> installe un moteur de rendu de gabarit qui va nous permettre d’examiner certains attributs supplémentaires des réponses, tels que </text:span><text:span text:style-name="Source_20_Text"><text:span text:style-name="T4">response.context</text:span></text:span><text:span text:style-name="T4"> qui n’est normalement pas disponible. Notez que cette méthode </text:span><text:span text:style-name="Emphasis"><text:span text:style-name="T4">ne crée pas</text:span></text:span><text:span text:style-name="T4"> de base de données de test,</text:span><text:span text:style-name="T5"> ce qui signifie que ce qui suit va être appliqué à la base de données existante et que par conséquent, le résultat peut légèrement différer en fonction des questions que vous avez déjà créées</text:span><text:span text:style-name="T4">. Si le réglage </text:span><text:span text:style-name="Source_20_Text"><text:span text:style-name="T4">TIME_ZONE</text:span></text:span><text:span text:style-name="T4"> dans </text:span><text:span text:style-name="Source_20_Text"><text:span text:style-name="T4">settings.py</text:span></text:span><text:span text:style-name="T4"> n’est pas correct, il se peut que certains résultats soient faussés.</text:span></text:p>
      <text:p text:style-name="P6"><text:span text:style-name="T4"><text:tab/><text:tab/>Ensuite, il est nécessaire d’importer la classe Client de test (plus loin dans </text:span><text:span text:style-name="Source_20_Text"><text:span text:style-name="T4">tests.py</text:span></text:span><text:span text:style-name="T4">, nous utiliserons la classe </text:span><text:a xlink:type="simple" xlink:href="https://docs.djangoproject.com/fr/1.11/topics/testing/tools/#django.test.TestCase" text:style-name="Internet_20_link" text:visited-style-name="Visited_20_Internet_20_Link"><text:span text:style-name="Source_20_Text"><text:span text:style-name="T4">django.test.TestCase</text:span></text:span></text:a><text:span text:style-name="T4"> qui apporte son propre client, ce qui évitera cette étape) :</text:span></text:p>
      <text:p text:style-name="P6"><text:span text:style-name="T4"/></text:p>
      <text:p text:style-name="P6"><text:span text:style-name="T4"><text:tab/><text:tab/>&gt;&gt;&gt; from django.test import Client</text:span></text:p>
      <text:p text:style-name="Preformatted_20_Text"><text:tab/><text:tab/><text:span text:style-name="T4">&gt;&gt;&gt; # create an instance of the client for our use</text:span></text:p>
      <text:p text:style-name="P58"><text:tab/><text:tab/>&gt;&gt;&gt; client = Client()</text:p>
      <text:p text:style-name="P6"><text:span text:style-name="T4"/></text:p>
      <text:p text:style-name="P6"><text:span text:style-name="T4"><text:tab/><text:tab/></text:span><text:span text:style-name="T6">Ceci fait, nous pouvons demander au client de faire certaines tâches pour nous :</text:span></text:p>
      <text:p text:style-name="P4"><text:span text:style-name="T25"><text:tab/><text:tab/></text:span><text:span text:style-name="T29">&gt;&gt;&gt; # get a response from '/'</text:span></text:p>
      <text:p text:style-name="Preformatted_20_Text"><text:soft-page-break/><text:tab/><text:tab/>&gt;&gt;&gt; response = client.get('/')</text:p>
      <text:p text:style-name="P6"><text:tab/><text:tab/>Not Found: /</text:p>
      <text:p text:style-name="P4"><text:span text:style-name="T25"><text:tab/><text:tab/></text:span><text:span text:style-name="T29">&gt;&gt;&gt; from django.urls import reverse</text:span></text:p>
      <text:p text:style-name="Preformatted_20_Text"><text:tab/><text:tab/>&gt;&gt;&gt; response = client.get(reverse('polls:index'))</text:p>
      <text:p text:style-name="Preformatted_20_Text"><text:tab/><text:tab/>&gt;&gt;&gt; response.status_code</text:p>
      <text:p text:style-name="P6"><text:tab/><text:tab/>200</text:p>
      <text:p text:style-name="P4"><text:span text:style-name="T25"><text:tab/><text:tab/></text:span><text:span text:style-name="T29">&gt;&gt;&gt; response.content</text:span></text:p>
      <text:p text:style-name="P4"><text:span text:style-name="T25"><text:tab/><text:tab/></text:span><text:span text:style-name="T29">b'\n <text:s text:c="3"/>&lt;ul&gt;\n <text:s text:c="3"/>\n <text:s text:c="7"/>&lt;li&gt;&lt;a href="/polls/1/"&gt;What&amp;#39;s up?&lt;/a&gt;</text:span></text:p>
      <text:p text:style-name="P4"><text:span text:style-name="T25"><text:tab/><text:tab/></text:span><text:span text:style-name="T29">&lt;/li&gt;\n <text:s text:c="3"/>\n <text:s text:c="3"/>&lt;/ul&gt;\n\n'</text:span></text:p>
      <text:p text:style-name="P4"><text:span text:style-name="T29"><text:tab/><text:tab/>&gt;&gt;&gt; response.context['latest_question_list']</text:span></text:p>
      <text:p text:style-name="P4"><text:span text:style-name="T29"><text:tab/><text:tab/>&lt;QuerySet [&lt;Question: What's up?&gt;]&gt;</text:span></text:p>
      <text:p text:style-name="P4"><text:span text:style-name="T29"><text:tab/><text:tab/></text:span><text:span text:style-name="T28">tests automatiques</text:span></text:p>
      <text:p text:style-name="P4"><text:span text:style-name="T25"><text:tab/><text:tab/>polls/tests.py</text:span></text:p>
      <text:p text:style-name="P4"><text:span text:style-name="T24"><text:tab/><text:tab/></text:span><text:span text:style-name="T25">from django.urls import reverse</text:span></text:p>
      <text:p text:style-name="P4"><text:span text:style-name="T24"><text:tab/><text:tab/>def create_question(question_text, days):</text:span></text:p>
      <text:p text:style-name="P4"><text:span text:style-name="T24"><text:tab/><text:tab/>time = timezone.now() + datetime.timedelta(days=days)</text:span></text:p>
      <text:p text:style-name="P6"><text:s text:c="4"/><text:tab/><text:tab/><text:span text:style-name="T31">return </text:span><text:span text:style-name="T32">Question.objects.create(question_text=question_text, pub_date=time)</text:span></text:p>
      <text:p text:style-name="P4"><text:span text:style-name="T24"><text:tab/><text:tab/></text:span></text:p>
      <text:p text:style-name="P6"><text:span text:style-name="T24"><text:tab/><text:tab/>c</text:span><text:span text:style-name="T31">lass QuestionIndexViewTests(</text:span><text:span text:style-name="T32">TestCase</text:span><text:span text:style-name="T31">):</text:span></text:p>
      <text:p text:style-name="P4"><text:span text:style-name="T24"><text:tab/><text:tab/><text:tab/>def test_no_questions(self):</text:span></text:p>
      <text:p text:style-name="P4"><text:span text:style-name="T24"><text:tab/><text:tab/><text:tab/><text:tab/>"""</text:span></text:p>
      <text:p text:style-name="P4"><text:span text:style-name="T24"><text:tab/><text:tab/><text:tab/><text:tab/>If no questions exist, an appropriate message is displayed.</text:span></text:p>
      <text:p text:style-name="P4"><text:span text:style-name="T24"><text:tab/><text:tab/><text:tab/><text:tab/>"""</text:span></text:p>
      <text:p text:style-name="P4"><text:span text:style-name="T24"><text:tab/><text:tab/><text:tab/><text:tab/>response =</text:span><text:span text:style-name="T25"> self.client.get</text:span><text:span text:style-name="T24">(reverse('polls:index'))</text:span></text:p>
      <text:p text:style-name="P4"><text:soft-page-break/><text:span text:style-name="T24"><text:tab/><text:tab/><text:tab/><text:tab/></text:span><text:span text:style-name="T25">self.assertEqual</text:span><text:span text:style-name="T24">(</text:span><text:span text:style-name="T25">response</text:span><text:span text:style-name="T24">.status_code, 200)</text:span></text:p>
      <text:p text:style-name="P4"><text:span text:style-name="T24"><text:tab/><text:tab/><text:tab/><text:tab/></text:span><text:span text:style-name="T25">self.assertContains</text:span><text:span text:style-name="T24">(</text:span><text:span text:style-name="T25">response</text:span><text:span text:style-name="T24">, "No polls are available.")</text:span></text:p>
      <text:p text:style-name="P4"><text:span text:style-name="T24"><text:tab/><text:tab/><text:tab/><text:tab/></text:span><text:span text:style-name="T25">self.assertQuerysetEqual</text:span><text:span text:style-name="T24">(</text:span><text:span text:style-name="T25">response</text:span><text:span text:style-name="T24">.context['latest_question_list'], [])</text:span></text:p>
      <text:p text:style-name="P4"><text:span text:style-name="T24"><text:tab/></text:span><text:span text:style-name="T25">Dans </text:span><text:span text:style-name="Source_20_Text"><text:span text:style-name="T25">test_future_question</text:span></text:span><text:span text:style-name="T25">, nous créons une question avec </text:span><text:span text:style-name="Source_20_Text"><text:span text:style-name="T25">pub_date</text:span></text:span><text:span text:style-name="T25"> dans le futur. La base de données est réinitialisée pour chaque méthode de test, ce qui explique que la première question n’est plus disponible et que la page d’index n’affiche plus de question.</text:span></text:p>
      <text:p text:style-name="P4"><text:span text:style-name="T24"/></text:p>
      <text:p text:style-name="P4"><text:span text:style-name="T24"/></text:p>
      <text:p text:style-name="P4"><text:span text:style-name="T24"/></text:p>
      <text:p text:style-name="P4"><text:span text:style-name="T24"><text:tab/><text:tab/></text:span></text:p>
      <text:p text:style-name="P4"><text:tab/><text:tab/></text:p>
      <text:p text:style-name="P4"/>
      <text:p text:style-name="P4"/>
      <text:p text:style-name="P6"/>
      <text:p text:style-name="P6"/>
      <text:list xml:id="list8648169276091814323" text:style-name="L9">
        <text:list-item>
          <text:h text:style-name="P69" text:outline-level="1">7ème partie</text:h>
        </text:list-item>
      </text:list>
      <text:p text:style-name="P6"/>
      <text:list xml:id="list95907505687430" text:continue-numbering="true" text:style-name="L9">
        <text:list-item>
          <text:list>
            <text:list-item>
              <text:h text:style-name="P44" text:outline-level="2">Personnalisation du formulaire d’administration</text:h>
            </text:list-item>
          </text:list>
        </text:list-item>
      </text:list>
      <text:p text:style-name="P23">polls/admin.py</text:p>
      <text:p text:style-name="P23">…</text:p>
      <text:p text:style-name="P23">class QuestionAdmin(admin.ModelAdmin):</text:p>
      <text:p text:style-name="P25"><text:span text:style-name="T18"><text:tab/></text:span><text:span text:style-name="T9">list_display = ('question_text', 'pub_date')</text:span></text:p>
      <text:p text:style-name="P30"><text:tab/>list_filter = ['pub_date']</text:p>
      <text:p text:style-name="P30"><text:soft-page-break/><text:tab/>search_fields = ['question_text']</text:p>
      <text:p text:style-name="P23">admin.site.register(Question, QuestionAdmin)</text:p>
      <text:p text:style-name="P23"/>
      <text:list xml:id="list1556186946572045281" text:style-name="L10">
        <text:list-item>
          <text:list>
            <text:list-item>
              <text:list>
                <text:list-item>
                  <text:h text:style-name="P74" text:outline-level="3"><text:span text:style-name="T18">Personnalisation des gabarits de votre </text:span><text:span text:style-name="Emphasis"><text:span text:style-name="T18">projet</text:span></text:span><text:a xlink:type="simple" xlink:href="https://docs.djangoproject.com/fr/1.11/intro/tutorial07/#customizing-your-project-s-templates" text:style-name="Internet_20_link" text:visited-style-name="Visited_20_Internet_20_Link"><text:span text:style-name="T18">¶</text:span></text:a></text:h>
                </text:list-item>
              </text:list>
            </text:list-item>
          </text:list>
        </text:list-item>
      </text:list>
      <text:p text:style-name="P5"><text:tab/><text:tab/>mysite/settings.py</text:p>
      <text:p text:style-name="P11"><text:span text:style-name="T19"><text:tab/><text:tab/>T</text:span><text:span text:style-name="T18">EMPLATES = [</text:span></text:p>
      <text:p text:style-name="Preformatted_20_Text"><text:s text:c="4"/><text:tab/><text:tab/><text:tab/>{</text:p>
      <text:p text:style-name="Preformatted_20_Text"><text:s text:c="8"/><text:tab/><text:tab/>'BACKEND': 'django.template.backends.django.DjangoTemplates',</text:p>
      <text:p text:style-name="P6"><text:s text:c="8"/><text:tab/><text:tab/><text:span text:style-name="T9">'DIRS': [os.path.join(BASE_DIR, 'templates')],</text:span></text:p>
      <text:p text:style-name="P12"><text:tab/><text:tab/><text:tab/>...</text:p>
      <text:p text:style-name="P5"/>
      <text:p text:style-name="P23"><text:span text:style-name="T21">Créez maintenant dans </text:span><text:span text:style-name="Source_20_Text"><text:span text:style-name="T21">templates</text:span></text:span><text:span text:style-name="T21"> un répertoire nommé </text:span><text:span text:style-name="Source_20_Text"><text:span text:style-name="T21">admin</text:span></text:span><text:span text:style-name="T21"> et copiez-y le gabarit </text:span><text:span text:style-name="Source_20_Text"><text:span text:style-name="T21">admin/base_site.html</text:span></text:span><text:span text:style-name="T21"> à partir du répertoire par défaut des gabarits d’administration dans le code source de Django (</text:span><text:span text:style-name="Source_20_Text"><text:span text:style-name="T21">django/contrib/admin/templates</text:span></text:span><text:span text:style-name="T21">).</text:span></text:p>
      <text:p text:style-name="P27">$ python -c "import django; print(django.__path__)"</text:p>
      <text:p text:style-name="P28">=&gt; affiche le chemin des fichiers sources de django</text:p>
      <text:p text:style-name="P23"/>
      <text:p text:style-name="P23"><text:span text:style-name="T21">Ensuite, éditez simplement le fichier et remplacez </text:span><text:span text:style-name="Source_20_Text"><text:span text:style-name="T21">{{ site_header|default:_('Django administration') }}</text:span></text:span><text:span text:style-name="T21"> (y compris les accolades) par le nom de votre propre site. Cela devrait donner quelque chose comme :</text:span></text:p>
      <text:p text:style-name="P29">{% block branding %}</text:p>
      <text:p text:style-name="Preformatted_20_Text"><text:tab/><text:tab/>&lt;h1 id="site-name"&gt;&lt;a href="{% url 'admin:index' %}"&gt;P<text:span text:style-name="T9">olls Administration</text:span>&lt;/a&gt;&lt;/h1&gt;</text:p>
      <text:p text:style-name="P6"><text:tab/><text:tab/>{% endblock %}</text:p>
      <text:p text:style-name="P23"/>
      <text:p text:style-name="P22"/>
      <text:h text:style-name="P37" text:outline-level="3"/>
      <text:p text:style-name="P18"/>
      <text:p text:style-name="P18"/>
      <text:p text:style-name="P18"><text:soft-page-break/></text:p>
      <text:p text:style-name="P8"/>
      <text:p text:style-name="P14"/>
      <text:p text:style-name="P6"/>
      <text:p text:style-name="P6"/>
      <text:p text:style-name="P3"/>
      <text:p text:style-name="P3"/>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55in" fo:text-indent="-0.3in" fo:margin-left="0.55in"/>
        </style:list-level-properties>
      </text:outline-level-style>
      <text:outline-level-style text:level="2" style:num-format="">
        <style:list-level-properties text:list-level-position-and-space-mode="label-alignment">
          <style:list-level-label-alignment text:label-followed-by="listtab" text:list-tab-stop-position="0.65in" fo:text-indent="-0.4in" fo:margin-left="0.65in"/>
        </style:list-level-properties>
      </text:outline-level-style>
      <text:outline-level-style text:level="3" style:num-format="">
        <style:list-level-properties text:list-level-position-and-space-mode="label-alignment">
          <style:list-level-label-alignment text:label-followed-by="listtab" text:list-tab-stop-position="0.75in" fo:text-indent="-0.5in" fo:margin-left="0.75in"/>
        </style:list-level-properties>
      </text:outline-level-style>
      <text:outline-level-style text:level="4" style:num-format="">
        <style:list-level-properties text:list-level-position-and-space-mode="label-alignment">
          <style:list-level-label-alignment text:label-followed-by="listtab" text:list-tab-stop-position="0.85in" fo:text-indent="-0.6in" fo:margin-left="0.85in"/>
        </style:list-level-properties>
      </text:outline-level-style>
      <text:outline-level-style text:level="5" style:num-format="">
        <style:list-level-properties text:list-level-position-and-space-mode="label-alignment">
          <style:list-level-label-alignment text:label-followed-by="listtab" text:list-tab-stop-position="0.95in" fo:text-indent="-0.7in" fo:margin-left="0.95in"/>
        </style:list-level-properties>
      </text:outline-level-style>
      <text:outline-level-style text:level="6" style:num-format="">
        <style:list-level-properties text:list-level-position-and-space-mode="label-alignment">
          <style:list-level-label-alignment text:label-followed-by="listtab" text:list-tab-stop-position="1.05in" fo:text-indent="-0.8in" fo:margin-left="1.05in"/>
        </style:list-level-properties>
      </text:outline-level-style>
      <text:outline-level-style text:level="7" style:num-format="">
        <style:list-level-properties text:list-level-position-and-space-mode="label-alignment">
          <style:list-level-label-alignment text:label-followed-by="listtab" text:list-tab-stop-position="1.15in" fo:text-indent="-0.9in" fo:margin-left="1.15in"/>
        </style:list-level-properties>
      </text:outline-level-style>
      <text:outline-level-style text:level="8" style:num-format="">
        <style:list-level-properties text:list-level-position-and-space-mode="label-alignment">
          <style:list-level-label-alignment text:label-followed-by="listtab" text:list-tab-stop-position="1.25in" fo:text-indent="-1in" fo:margin-left="1.25in"/>
        </style:list-level-properties>
      </text:outline-level-style>
      <text:outline-level-style text:level="9" style:num-format="">
        <style:list-level-properties text:list-level-position-and-space-mode="label-alignment">
          <style:list-level-label-alignment text:label-followed-by="listtab" text:list-tab-stop-position="1.35in" fo:text-indent="-1.1in" fo:margin-left="1.35in"/>
        </style:list-level-properties>
      </text:outline-level-style>
      <text:outline-level-style text:level="10" style:num-format="">
        <style:list-level-properties text:list-level-position-and-space-mode="label-alignment">
          <style:list-level-label-alignment text:label-followed-by="listtab" text:list-tab-stop-position="1.45in" fo:text-indent="-1.2in" fo:margin-left="1.4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4T17:08:32.014061655</meta:creation-date>
    <dc:date>2017-12-07T09:57:18.599352909</dc:date>
    <meta:editing-duration>PT1H17M4S</meta:editing-duration>
    <meta:editing-cycles>23</meta:editing-cycles>
    <meta:generator>LibreOffice/5.1.6.2$Linux_X86_64 LibreOffice_project/10m0$Build-2</meta:generator>
    <meta:document-statistic meta:table-count="0" meta:image-count="0" meta:object-count="0" meta:page-count="11" meta:paragraph-count="224" meta:word-count="1131" meta:character-count="9499" meta:non-whitespace-character-count="8108"/>
  </office:meta>
</office:document-meta>
</file>